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.423cm" style:auto-text-indent="false" fo:padding="0cm" fo:border="none"/>
      <style:text-properties fo:font-variant="normal" fo:text-transform="none" fo:color="#000000" style:font-name="Arial1" fo:font-size="7.80000019073486pt" fo:letter-spacing="normal" fo:language="ru" fo:country="RU" fo:font-style="normal" fo:font-weight="normal" officeooo:rsid="000ad4ef" officeooo:paragraph-rsid="000ad4ef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.423cm" style:auto-text-indent="false" fo:padding="0cm" fo:border="none"/>
      <style:text-properties fo:font-variant="normal" fo:text-transform="none" fo:color="#000000" style:font-name="Arial1" fo:font-size="7.80000019073486pt" fo:letter-spacing="normal" fo:language="ru" fo:country="RU" fo:font-style="normal" fo:font-weight="normal" officeooo:rsid="001380dc" officeooo:paragraph-rsid="001380dc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.423cm" style:auto-text-indent="false" fo:padding="0cm" fo:border="none"/>
      <style:text-properties officeooo:paragraph-rsid="000ad4ef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ru" fo:country="RU" officeooo:paragraph-rsid="0010fc02"/>
    </style:style>
    <style:style style:name="P6" style:family="paragraph" style:parent-style-name="Text_20_body">
      <style:text-properties fo:language="ru" fo:country="RU" officeooo:rsid="00140971" officeooo:paragraph-rsid="00140971"/>
    </style:style>
    <style:style style:name="P7" style:family="paragraph" style:parent-style-name="Text_20_body">
      <style:text-properties officeooo:rsid="00140971" officeooo:paragraph-rsid="00140971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>
      <style:paragraph-properties fo:break-before="page"/>
    </style:style>
    <style:style style:name="P12" style:family="paragraph" style:parent-style-name="Text_20_body">
      <style:text-properties officeooo:paragraph-rsid="001d3580"/>
    </style:style>
    <style:style style:name="P13" style:family="paragraph" style:parent-style-name="Text_20_body">
      <style:text-properties officeooo:rsid="001d3580" officeooo:paragraph-rsid="001d3580"/>
    </style:style>
    <style:style style:name="P14" style:family="paragraph" style:parent-style-name="Text_20_body" style:list-style-name="L4">
      <style:text-properties officeooo:rsid="001d3580" officeooo:paragraph-rsid="001d3580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3fe02"/>
    </style:style>
    <style:style style:name="T3" style:family="text">
      <style:text-properties fo:language="ru" fo:country="RU" officeooo:rsid="0015acd7"/>
    </style:style>
    <style:style style:name="T4" style:family="text">
      <style:text-properties fo:language="ru" fo:country="RU" officeooo:rsid="00172c15"/>
    </style:style>
    <style:style style:name="T5" style:family="text">
      <style:text-properties fo:language="ru" fo:country="RU" officeooo:rsid="001d1c59"/>
    </style:style>
    <style:style style:name="T6" style:family="text">
      <style:text-properties fo:language="ru" fo:country="RU" officeooo:rsid="001d3580"/>
    </style:style>
    <style:style style:name="T7" style:family="text">
      <style:text-properties officeooo:rsid="000f6a96"/>
    </style:style>
    <style:style style:name="T8" style:family="text">
      <style:text-properties officeooo:rsid="0010fc02"/>
    </style:style>
    <style:style style:name="T9" style:family="text">
      <style:text-properties officeooo:rsid="00172c15"/>
    </style:style>
    <style:style style:name="T10" style:family="text">
      <style:text-properties fo:language="en" fo:country="US"/>
    </style:style>
    <style:style style:name="T11" style:family="text">
      <style:text-properties officeooo:rsid="001c0825"/>
    </style:style>
    <style:style style:name="T12" style:family="text">
      <style:text-properties officeooo:rsid="001d1c59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8">Введение.</text:p>
      <text:p text:style-name="Text_20_body">В настоящее время увеличивается количество новых локальных сетей <text:span text:style-name="T1">даже в не больших организациях таких как школа</text:span>, существующие сети расширяются, возрастает число пользователей этих сетей <text:span text:style-name="T1">и число компьютерных классов</text:span>. </text:p>
      <text:p text:style-name="Text_20_body">Локальная сеть (LAN, Local Area Network) – это компьютерная сеть, позволяющая нескольким компьютерам подключаться к Интернету через единую точку доступа. Общей точкой доступа могут выступать модемы, маршрутизаторы, коммутаторы, сетевые адаптеры. Соответственно, локальная сеть может быть построена по технологии Ethernet (проводной доступ в Интернет) или Wi-Fi, Bluetooth (беспроводной доступ). <text:span text:style-name="T1">Подключение к Интернету через локальную сеть очень удобно для членов сети, поэтому данная технология имеет большое распространение.</text:span></text:p>
      <text:p text:style-name="P4"><text:s/>С помощью локальной сети удаленные рабочие станции объединяются в единую систему, имеющую следующие преимущества:</text:p>
      <text:list xml:id="list4074902958629329744" text:style-name="L1">
        <text:list-item>
          <text:p text:style-name="P9">Разделение ресурсов - позволяет совместно использовать ресурсы, например, периферийные устройства (принтеры, сканеры), всеми станциями, входящими в сеть.</text:p>
        </text:list-item>
        <text:list-item>
          <text:p text:style-name="P9">Разделение данных - позволяет совместно использовать информацию, находящуюся на жестких дисках рабочих станций и сервера.</text:p>
        </text:list-item>
        <text:list-item>
          <text:p text:style-name="P9">Разделение программных средств - обеспечивает совместное использование программ, установленных на рабочих станциях и сервере.</text:p>
        </text:list-item>
        <text:list-item>
          <text:p text:style-name="P9">Разделение ресурсов процессора - возможность использования вычислительных мощностей для обработки данных другими системами, входящими в сеть.</text:p>
        </text:list-item>
      </text:list>
      <text:p text:style-name="Standard">Широкие возможности компьютеров по обработке информации делают их в принципе пригодными для разнообразного использования в области образования. Они могут облегчить преподавание и изучение материала на всех уровнях - от дошкольников, овладевающих алфавитом, до учащихся старших классов. Компьютеры пригодны для использования в таких областях, как языковедение и математика, история и естественные науки, профессиональная подготовка, музыка и изобразительное искусство, а также чтение и письмо. Компьютеры открывают новые пути в развитии навыков мышления и умения решать проблемы, предоставляют новые возможности для активного обучения. С помощью компьютеров можно сделать проведение уроков, упражнений, контрольных работ, а также учет успеваемости более эффективными. Это разгружает учителей и позволяет им уделять больше времени индивидуальным занятиям. Компьютеры могут сделать многие уроки более интересными и убедительными, а огромный поток информации — легкодоступным. </text:p>
      <text:p text:style-name="P5">При создании любой локальной сети мы обязаны <text:span text:style-name="T7">обеспечить степень её защиты, т. е.</text:span></text:p>
      <text:p text:style-name="P5"><text:span text:style-name="T8">организовать защиту её</text:span> <text:span text:style-name="T8">программной и аппаратной части</text:span>. </text:p>
      <text:p text:style-name="Standard"><text:span text:style-name="Strong_20_Emphasis">П</text:span>од аппаратными средствами защиты понимаются специальные средства, непосредственно входящие в состав технического обеспечения и выполняющие функции защиты как самостоятельно, так и в комплексе с другими средствами, например с программными. Можно выделить некоторые наиболее важные элементы аппаратной защиты:</text:p>
      <text:list xml:id="list3048249627610467123" text:style-name="L2">
        <text:list-item>
          <text:p text:style-name="P10">защита от сбоев в электропитании;</text:p>
        </text:list-item>
        <text:list-item>
          <text:p text:style-name="P10">защита от сбоев серверов, рабочих станций и локальных компьютеров;</text:p>
        </text:list-item>
        <text:list-item>
          <text:p text:style-name="P10">защита от сбоев устройств для хранения информации;</text:p>
        </text:list-item>
        <text:list-item>
          <text:p text:style-name="P10">защита от утечек информации электромагнитных излучений.</text:p>
        </text:list-item>
      </text:list>
      <text:p text:style-name="Standard"><text:s/></text:p>
      <text:p text:style-name="Standard"/>
      <text:p text:style-name="Standard"/>
      <text:p text:style-name="P8">Анализ</text:p>
      <text:p text:style-name="P4">Цель: <text:s/>создание локальной сети школы. </text:p>
      <text:p text:style-name="P7"><text:span text:style-name="T1">Проведенный анализ показал что в школе один учебный компьютерный класс и бухгалтерия. В учебном компьютерном классе есть 8 учебных компьютеров и 1 учительский. </text:span><text:span text:style-name="T4">В б</text:span><text:span text:style-name="T3">ухгалтери</text:span><text:span text:style-name="T4">и</text:span><text:span text:style-name="T3"> </text:span><text:span text:style-name="T4">находятся 4</text:span><text:span text:style-name="T3"> компьютер</text:span><text:span text:style-name="T4">а</text:span><text:span text:style-name="T3"> </text:span><text:span text:style-name="T4">один из которых главного бухгалтера, другой финансиста и еще 2 компьютера бухгалтеров. А так же компьютер директора.</text:span></text:p>
      <text:p text:style-name="P6"><text:span text:style-name="T11">Входе проведенного анализа было выяснено</text:span>, что <text:span text:style-name="T12">не</text:span> на всех компьютерах есть интернет.</text:p>
      <text:p text:style-name="P6">Создаваемая сеть будет представлять <text:span text:style-name="T9">топологию звезда.</text:span></text:p>
      <text:p text:style-name="P4">Для создания локальной сети школы необходимо создать 2 локальных подсети: учебная и бухгалтерия.</text:p>
      <text:p text:style-name="P12"><text:span text:style-name="T1">В учебной </text:span><text:span text:style-name="T2">под</text:span><text:span text:style-name="T1">сети будет 9 </text:span><text:span text:style-name="T10">компьютеров</text:span><text:span text:style-name="T1">, из них один учительский и 8 учебных. </text:span><text:span text:style-name="T5">На учительском компьютере должен быть выход в интернет, а на учебных </text:span><text:span text:style-name="T6">доступ в интернет должен быть запрещен.</text:span></text:p>
      <text:p text:style-name="P12"><text:span text:style-name="T5">В </text:span><text:span text:style-name="T6">подсети бухгалтерия будет 5 компьютеров: </text:span></text:p>
      <text:list xml:id="list5613602537386015011" text:style-name="L4">
        <text:list-item>
          <text:p text:style-name="P14"><text:span text:style-name="T1">Директора</text:span></text:p>
        </text:list-item>
        <text:list-item>
          <text:p text:style-name="P14"><text:span text:style-name="T1">Главного бухгалтера</text:span></text:p>
        </text:list-item>
        <text:list-item>
          <text:p text:style-name="P14"><text:span text:style-name="T1">Финансиста</text:span></text:p>
          <text:p text:style-name="P14"><text:span text:style-name="T1">и ещё 2 компьютера бухгалтеров.</text:span></text:p>
        </text:list-item>
      </text:list>
      <text:p text:style-name="P13"><text:span text:style-name="T1">Все компьютеры в этой подсети должны иметь доступ в интернет.</text:span></text:p>
      <text:p text:style-name="P2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H17M30S</meta:editing-duration>
    <meta:editing-cycles>10</meta:editing-cycles>
    <meta:generator>LibreOffice/5.2.3.3$Windows_x86 LibreOffice_project/d54a8868f08a7b39642414cf2c8ef2f228f780cf</meta:generator>
    <dc:date>2017-05-23T12:31:58.852000000</dc:date>
    <meta:document-statistic meta:table-count="0" meta:image-count="0" meta:object-count="0" meta:page-count="3" meta:paragraph-count="30" meta:word-count="523" meta:character-count="3988" meta:non-whitespace-character-count="3496"/>
    <meta:user-defined meta:name="Info 1"/>
    <meta:user-defined meta:name="Info 2"/>
    <meta:user-defined meta:name="Info 3"/>
    <meta:user-defined meta:name="Info 4"/>
  </office:meta>
</office:document-meta>
</file>